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62581f"/>
    </style:style>
    <style:style style:name="P2" style:family="paragraph" style:parent-style-name="Standard">
      <style:paragraph-properties fo:text-align="center" style:justify-single-word="false"/>
      <style:text-properties officeooo:paragraph-rsid="0063b55c"/>
    </style:style>
    <style:style style:name="P3" style:family="paragraph" style:parent-style-name="Standard">
      <style:text-properties officeooo:paragraph-rsid="0063b55c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color="#000000" loext:opacity="100%" style:font-name="Menlo" fo:font-size="12pt" fo:language="en" fo:country="US" officeooo:rsid="007320f2" officeooo:paragraph-rsid="007320f2" fo:background-color="transparent" style:font-size-asian="12pt" style:font-size-complex="12pt"/>
    </style:style>
    <style:style style:name="P6" style:family="paragraph" style:parent-style-name="Text_20_body" style:list-style-name="L1">
      <style:text-properties fo:color="#000000" loext:opacity="100%" style:font-name="Menlo" fo:font-size="12pt" fo:language="en" fo:country="US" officeooo:rsid="00654d97" fo:background-color="transparent" style:font-size-asian="12pt" style:font-size-complex="12pt"/>
    </style:style>
    <style:style style:name="P7" style:family="paragraph" style:parent-style-name="Preformatted_20_Text">
      <style:text-properties fo:color="#ffffff" loext:opacity="100%" fo:language="en" fo:country="US" officeooo:rsid="00654d97" fo:background-color="#333333"/>
    </style:style>
    <style:style style:name="P8" style:family="paragraph" style:parent-style-name="Preformatted_20_Text">
      <style:text-properties fo:color="#ffffff" loext:opacity="100%" fo:language="en" fo:country="US" officeooo:rsid="00654d97" officeooo:paragraph-rsid="00720e48" fo:background-color="#333333"/>
    </style:style>
    <style:style style:name="P9" style:family="paragraph" style:parent-style-name="Preformatted_20_Text">
      <style:paragraph-properties fo:margin-top="0cm" fo:margin-bottom="0.499cm" style:contextual-spacing="false"/>
      <style:text-properties fo:color="#ffffff" loext:opacity="100%" fo:language="en" fo:country="US" officeooo:rsid="00654d97" fo:background-color="#333333"/>
    </style:style>
    <style:style style:name="T1" style:family="text">
      <style:text-properties fo:color="#ffffff" loext:opacity="100%" style:font-name="Menlo" fo:font-size="12pt" fo:language="en" fo:country="US" officeooo:rsid="0062581f" fo:background-color="#000000" loext:char-shading-value="0" style:font-size-asian="12pt" style:font-size-complex="12pt"/>
    </style:style>
    <style:style style:name="T2" style:family="text">
      <style:text-properties fo:color="#ffffff" loext:opacity="100%" style:font-name="Menlo" fo:font-size="20pt" fo:language="en" fo:country="US" officeooo:rsid="0063b55c" fo:background-color="#ff8000" loext:char-shading-value="0" style:font-size-asian="20pt" style:font-size-complex="20pt"/>
    </style:style>
    <style:style style:name="T3" style:family="text">
      <style:text-properties fo:color="#ffffff" loext:opacity="100%" style:font-name="Menlo" fo:font-size="12pt" fo:language="en" fo:country="US" officeooo:rsid="00654d97" fo:background-color="#333333" loext:char-shading-value="0" style:font-size-asian="12pt" style:font-size-complex="12pt"/>
    </style:style>
    <style:style style:name="T4" style:family="text">
      <style:text-properties fo:color="#000000" loext:opacity="100%" style:font-name="Menlo" fo:font-size="12pt" fo:language="en" fo:country="US" officeooo:rsid="00654d97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Menlo" fo:font-size="12pt" fo:language="en" fo:country="US" officeooo:rsid="00720e48" fo:background-color="transparent" loext:char-shading-value="0" style:font-size-asian="12pt" style:font-size-complex="12pt"/>
    </style:style>
    <style:style style:name="T6" style:family="text">
      <style:text-properties fo:color="#000000" loext:opacity="100%" style:font-name="Menlo" fo:font-size="12pt" fo:language="en" fo:country="US" fo:font-style="italic" officeooo:rsid="00720e48" fo:background-color="transparent" loext:char-shading-value="0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Menlo" fo:font-size="12pt" fo:language="en" fo:country="US" officeooo:rsid="0077f530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Menlo" fo:font-size="12pt" fo:language="en" fo:country="US" fo:font-style="italic" officeooo:rsid="00654d97" fo:background-color="transparent" loext:char-shading-value="0" style:font-size-asian="12pt" style:font-style-asian="italic" style:font-size-complex="12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officeooo:rsid="00720e48" style:font-style-asian="italic" style:font-style-complex="italic"/>
    </style:style>
    <style:style style:name="T11" style:family="text">
      <style:text-properties officeooo:rsid="00720e4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span text:style-name="Strong_20_Emphasis"><text:span text:style-name="T2">CHECK LIST</text:span></text:span></text:p>
      <text:p text:style-name="P3"><text:span text:style-name="Strong_20_Emphasis"><text:span text:style-name="T3"/></text:span></text:p>
      <text:list text:style-name="L1">
        <text:list-item>
          <text:p text:style-name="P4"><text:span text:style-name="T4">Tengo un usuario con inicio de sesión y un repositorio para la asignatura en </text:span><text:span text:style-name="Strong_20_Emphasis"><text:span text:style-name="T4">github.com</text:span></text:span><text:span text:style-name="T4">, y conozco su URL.</text:span></text:p>
        </text:list-item>
        <text:list-item>
          <text:p text:style-name="P4"><text:span text:style-name="T4">Estoy familiarizado con los comandos </text:span><text:span text:style-name="Strong_20_Emphasis"><text:span text:style-name="T4">git clone</text:span></text:span><text:span text:style-name="T4">, </text:span><text:span text:style-name="Strong_20_Emphasis"><text:span text:style-name="T4">git add</text:span></text:span><text:span text:style-name="T4">, </text:span><text:span text:style-name="Strong_20_Emphasis"><text:span text:style-name="T4">git commit</text:span></text:span><text:span text:style-name="T4">… y puedo hacer </text:span><text:span text:style-name="Emphasis"><text:span text:style-name="T4">pull</text:span></text:span><text:span text:style-name="T4"> y </text:span><text:span text:style-name="Emphasis"><text:span text:style-name="T4">push</text:span></text:span><text:span text:style-name="T4"> desde y hacia el repositorio remoto.</text:span></text:p>
        </text:list-item>
        <text:list-item>
          <text:p text:style-name="P4"><text:span text:style-name="T4">Tengo </text:span><text:span text:style-name="T5">mi proyecto web </text:span><text:span text:style-name="T6">deployado</text:span><text:span text:style-name="Strong_20_Emphasis"><text:span text:style-name="T4"> en vivo co</text:span></text:span><text:span text:style-name="Strong_20_Emphasis"><text:span text:style-name="T5">n</text:span></text:span><text:span text:style-name="Strong_20_Emphasis"><text:span text:style-name="T4"> GitHub Page</text:span></text:span><text:span text:style-name="T4"> desde la rama </text:span><text:span text:style-name="Source_20_Text"><text:span text:style-name="T4">main</text:span></text:span><text:span text:style-name="T4">, en </text:span><text:span text:style-name="Strong_20_Emphasis"><text:span text:style-name="T4">github.io</text:span></text:span><text:span text:style-name="T4">, y conozco su URL.</text:span></text:p>
        </text:list-item>
        <text:list-item>
          <text:p text:style-name="P4"><text:span text:style-name="T4">En mi repositorio, en el nivel raíz, tengo un archivo </text:span><text:span text:style-name="Strong_20_Emphasis"><text:span text:style-name="T4">README.md</text:span></text:span><text:span text:style-name="T4"> que indica explícitamente la URL de la demo en vivo y otros detalles.</text:span></text:p>
        </text:list-item>
        <text:list-item>
          <text:p text:style-name="P4"><text:span text:style-name="T4">En mi repositorio, en el nivel raíz, tengo un archivo de licencia </text:span><text:span text:style-name="Strong_20_Emphasis"><text:span text:style-name="T4">LICENSE</text:span></text:span><text:span text:style-name="T4"> o </text:span><text:span text:style-name="Strong_20_Emphasis"><text:span text:style-name="T4">LICENSE.txt</text:span></text:span><text:span text:style-name="T4"> con los términos de la licencia.</text:span></text:p>
        </text:list-item>
        <text:list-item>
          <text:p text:style-name="P4"><text:span text:style-name="T4">En mi repositorio, en el nivel raíz, tengo un archivo </text:span><text:span text:style-name="Strong_20_Emphasis"><text:span text:style-name="T4">.gitignore</text:span></text:span><text:span text:style-name="T4"> que excluye archivos como: </text:span><text:span text:style-name="Source_20_Text"><text:span text:style-name="T4">.DS_Store</text:span></text:span><text:span text:style-name="T4">, </text:span><text:span text:style-name="Source_20_Text"><text:span text:style-name="T4">/assets/</text:span></text:span><text:span text:style-name="Source_20_Text"><text:span text:style-name="T5">videos</text:span></text:span><text:span text:style-name="Source_20_Text"><text:span text:style-name="T4">/*</text:span></text:span></text:p>
        </text:list-item>
        <text:list-item>
          <text:p text:style-name="P4"><text:span text:style-name="T4">En mi repositorio, en el nivel raíz, tengo un archivo </text:span><text:span text:style-name="Strong_20_Emphasis"><text:span text:style-name="T4">index.html</text:span></text:span><text:span text:style-name="T4"> donde estoy integrando un </text:span><text:span text:style-name="Emphasis"><text:span text:style-name="T4">header</text:span></text:span><text:span text:style-name="T4">, una barra de navegación, un </text:span><text:span text:style-name="Emphasis"><text:span text:style-name="T4">footer</text:span></text:span><text:span text:style-name="T4">, secciones con parallax, rejillas (</text:span><text:span text:style-name="Emphasis"><text:span text:style-name="T4">grids</text:span></text:span><text:span text:style-name="T4">), contenidos a pantalla completa, textos, copys y distintos recursos multimedia…</text:span></text:p>
        </text:list-item>
        <text:list-item>
          <text:p text:style-name="P4"><text:span text:style-name="T4">Tengo un archivo </text:span><text:span text:style-name="Strong_20_Emphasis"><text:span text:style-name="T4">css/index.css</text:span></text:span><text:span text:style-name="T4"> con directivas </text:span><text:span text:style-name="Source_20_Text"><text:span text:style-name="T4">@import</text:span></text:span><text:span text:style-name="T4"> hacia el resto de archivos </text:span><text:span text:style-name="T5">css/*</text:span><text:span text:style-name="Source_20_Text"><text:span text:style-name="T4">.css</text:span></text:span><text:span text:style-name="T4">, y está enlazado desde los archivos HTML.</text:span></text:p>
        </text:list-item>
        <text:list-item>
          <text:p text:style-name="P4"><text:span text:style-name="T4">Tengo un archivo </text:span><text:span text:style-name="T7">como </text:span><text:span text:style-name="Strong_20_Emphasis"><text:span text:style-name="T4">css/theme.css</text:span></text:span><text:span text:style-name="T4"> donde defino, mediante </text:span><text:span text:style-name="Emphasis"><text:span text:style-name="T4">custom properties</text:span></text:span><text:span text:style-name="T4">, la paleta de colores de mi proyecto.</text:span></text:p>
        </text:list-item>
        <text:list-item>
          <text:p text:style-name="P4"><text:span text:style-name="T4">En mis archivos HTML tengo un </text:span><text:span text:style-name="Source_20_Text"><text:span text:style-name="T4">&lt;head&gt;</text:span></text:span><text:span text:style-name="T4"> complet</text:span><text:span text:style-name="T7">o</text:span><text:span text:style-name="T4"> con elementos </text:span><text:span text:style-name="Source_20_Text"><text:span text:style-name="T8">meta</text:span></text:span><text:span text:style-name="T4">, el </text:span><text:span text:style-name="Source_20_Text"><text:span text:style-name="T8">title</text:span></text:span><text:span text:style-name="T4"> y los </text:span><text:span text:style-name="T6">links</text:span><text:span text:style-name="T4"> necesarios.</text:span></text:p>
        </text:list-item>
        <text:list-item>
          <text:p text:style-name="P4"><text:span text:style-name="T4">En mi repositorio, en el nivel raíz, tengo un archivo </text:span><text:span text:style-name="Strong_20_Emphasis"><text:span text:style-name="T4">manifest.json</text:span></text:span><text:span text:style-name="T4"> que está correctamente enlazado desde los archivos HTML.</text:span></text:p>
        </text:list-item>
        <text:list-item>
          <text:p text:style-name="P4"><text:soft-page-break/><text:span text:style-name="T4">He integrado el </text:span><text:span text:style-name="Strong_20_Emphasis"><text:span text:style-name="T4">set de FAVICON</text:span></text:span><text:span text:style-name="T4"> en el sitio web (tanto en las cabeceras de los archivos HTML como en el archivo </text:span><text:span text:style-name="Source_20_Text"><text:span text:style-name="T4">manifest.json</text:span></text:span><text:span text:style-name="T4">).</text:span></text:p>
        </text:list-item>
        <text:list-item>
          <text:p text:style-name="P4"><text:span text:style-name="T4">Tengo una cuenta activa en </text:span><text:span text:style-name="Strong_20_Emphasis"><text:span text:style-name="T4">ImageKit</text:span></text:span><text:span text:style-name="T4">.</text:span></text:p>
        </text:list-item>
        <text:list-item>
          <text:p text:style-name="P4"><text:span text:style-name="Strong_20_Emphasis"><text:span text:style-name="T4">Tipografía:</text:span></text:span><text:span text:style-name="T4"> tengo fuentes locales en formato </text:span><text:span text:style-name="Strong_20_Emphasis"><text:span text:style-name="T4">WOFF2</text:span></text:span><text:span text:style-name="T4"> importadas y también fuentes remotas enlazadas.</text:span></text:p>
        </text:list-item>
        <text:list-item>
          <text:p text:style-name="P5">Me he preocupado de que mi diseño sea <text:span text:style-name="T9">responsive</text:span>.</text:p>
        </text:list-item>
        <text:list-item>
          <text:p text:style-name="P6">Mi estructura de proyecto es similar a:</text:p>
        </text:list-item>
      </text:list>
      <text:p text:style-name="P7"><text:span text:style-name="Source_20_Text">project-root/ </text:span></text:p>
      <text:p text:style-name="P7"><text:span text:style-name="Source_20_Text">├── assets/ </text:span></text:p>
      <text:p text:style-name="P7"><text:span text:style-name="Source_20_Text">│ <text:s text:c="2"/>├── fonts/</text:span></text:p>
      <text:p text:style-name="P7"><text:span text:style-name="Source_20_Text">│ <text:s text:c="2"/>│ <text:s text:c="2"/>├── myfont1.woff2 </text:span></text:p>
      <text:p text:style-name="P7"><text:span text:style-name="Source_20_Text">│ <text:s text:c="2"/>├── images/ </text:span></text:p>
      <text:p text:style-name="P7"><text:span text:style-name="Source_20_Text">│ <text:s text:c="2"/>│ <text:s text:c="2"/>├── image1.jpg </text:span></text:p>
      <text:p text:style-name="P7"><text:span text:style-name="Source_20_Text">│ <text:s text:c="2"/>│ <text:s text:c="2"/>├── image2.png</text:span></text:p>
      <text:p text:style-name="P7"><text:span text:style-name="Source_20_Text">│ <text:s text:c="2"/>├── icons/ </text:span></text:p>
      <text:p text:style-name="P7"><text:span text:style-name="Source_20_Text">│ <text:s text:c="2"/>│ <text:s text:c="2"/>├── icon1.svg </text:span></text:p>
      <text:p text:style-name="P7"><text:span text:style-name="Source_20_Text">│ <text:s text:c="2"/>│ <text:s text:c="2"/>├── icon2.png </text:span></text:p>
      <text:p text:style-name="P7"><text:span text:style-name="Source_20_Text">│ <text:s text:c="2"/>│ <text:s text:c="2"/>├── favicons/ </text:span></text:p>
      <text:p text:style-name="P7"><text:span text:style-name="Source_20_Text">│ <text:s text:c="2"/>│ <text:s text:c="6"/>├── favicon.ico </text:span></text:p>
      <text:p text:style-name="P7"><text:span text:style-name="Source_20_Text">│ <text:s text:c="2"/>│ <text:s text:c="6"/>├── favicon-32x32.png </text:span></text:p>
      <text:p text:style-name="P7"><text:span text:style-name="Source_20_Text">│ <text:s text:c="2"/>│ <text:s text:c="6"/>├── favicon-16x16.png </text:span></text:p>
      <text:p text:style-name="P7"><text:span text:style-name="Source_20_Text">├── css/ </text:span></text:p>
      <text:p text:style-name="P7"><text:span text:style-name="Source_20_Text">│ <text:s text:c="2"/>├── index.css </text:span></text:p>
      <text:p text:style-name="P7"><text:span text:style-name="Source_20_Text">│ <text:s text:c="2"/>├── theme.css </text:span></text:p>
      <text:p text:style-name="P8"><text:span text:style-name="Source_20_Text"><text:s text:c="4"/>├── </text:span><text:span text:style-name="Source_20_Text"><text:span text:style-name="T10">otros</text:span></text:span><text:span text:style-name="Source_20_Text">.css </text:span></text:p>
      <text:p text:style-name="P7"><text:span text:style-name="Source_20_Text">├── </text:span><text:span text:style-name="Source_20_Text"><text:span text:style-name="T11">practicasdeclase1</text:span></text:span><text:span text:style-name="Source_20_Text">.html </text:span></text:p>
      <text:p text:style-name="P8"><text:span text:style-name="Source_20_Text">├── </text:span><text:span text:style-name="Source_20_Text"><text:span text:style-name="T11">practicasdeclase_n</text:span></text:span><text:span text:style-name="Source_20_Text">.html </text:span></text:p>
      <text:p text:style-name="P7"><text:span text:style-name="Source_20_Text">├── .gitignore </text:span></text:p>
      <text:p text:style-name="P7"><text:span text:style-name="Source_20_Text">├── index.html </text:span></text:p>
      <text:p text:style-name="P7"><text:span text:style-name="Source_20_Text">├── manifest.json </text:span></text:p>
      <text:p text:style-name="P7"><text:span text:style-name="Source_20_Text">├── LICENSE </text:span></text:p>
      <text:p text:style-name="P9"><text:span text:style-name="Source_20_Text">├── README.md </text:span></text:p>
      <text:p text:style-name="Horizontal_20_Line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paragraph-properties fo:text-align="justify" style:justify-single-word="false"/>
      <style:text-properties officeooo:paragraph-rsid="004b4eba"/>
    </style:style>
    <style:style style:name="MT1" style:family="text">
      <style:text-properties fo:font-size="10.5pt" fo:language="en" fo:country="US" officeooo:rsid="0027e16f" style:font-size-asian="10.5pt" style:font-size-complex="10.5pt"/>
    </style:style>
    <style:style style:name="MT2" style:family="text">
      <style:text-properties fo:font-size="10.5pt" fo:language="en" fo:country="US" fo:font-weight="normal" officeooo:rsid="0027e16f" style:font-size-asian="10.5pt" style:font-weight-asian="normal" style:font-size-complex="10.5pt" style:font-weight-complex="normal"/>
    </style:style>
    <style:style style:name="MT3" style:family="text">
      <style:text-properties fo:font-size="10.5pt" fo:language="en" fo:country="US" fo:font-weight="normal" officeooo:rsid="002c3eba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Strong_20_Emphasis"><text:span text:style-name="MT1">UDIT 2024-2025 <text:tab/><text:tab/><text:tab/><text:tab/><text:tab/> <text:s text:c="10"/></text:span></text:span><text:span text:style-name="Strong_20_Emphasis"><text:span text:style-name="MT2">Rubén Vega Balbás </text:span></text:span><text:span text:style-name="Strong_20_Emphasis"><text:span text:style-name="MT3">PhD</text:span></text:span><text:span text:style-name="Strong_20_Emphasis"><text:span text:style-name="MT2"> &lt;</text:span></text:span><text:span text:style-name="Strong_20_Emphasis"><text:span text:style-name="MT3">ruben.vega@udit.es</text:span></text:span><text:span text:style-name="Strong_20_Emphasis"><text:span text:style-name="MT2">&gt;</text:span>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6T10:33:55.498094790</meta:creation-date>
    <dc:date>2025-04-30T10:13:22.265447000</dc:date>
    <meta:editing-duration>P3DT3H11M11S</meta:editing-duration>
    <meta:editing-cycles>57</meta:editing-cycles>
    <meta:generator>LibreOffice/25.2.0.3$MacOSX_X86_64 LibreOffice_project/e1cf4a87eb02d755bce1a01209907ea5ddc8f069</meta:generator>
    <meta:document-statistic meta:table-count="0" meta:image-count="0" meta:object-count="0" meta:page-count="2" meta:paragraph-count="43" meta:word-count="389" meta:character-count="2382" meta:non-whitespace-character-count="1951"/>
  </office:meta>
</office:document-meta>
</file>